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auto-grow-height="true" fo:min-height="15.627cm"/>
    </style:style>
    <style:style style:name="pr9" style:family="presentation" style:parent-style-name="Default-outline1" style:list-style-name="L1">
      <style:graphic-properties draw:auto-grow-height="true" fo:min-height="12.18cm"/>
    </style:style>
    <style:style style:name="pr10" style:family="presentation" style:parent-style-name="Default-outline1" style:list-style-name="L1">
      <style:graphic-properties draw:auto-grow-height="true" fo:min-height="12.18cm"/>
    </style:style>
    <style:style style:name="pr11" style:family="presentation" style:parent-style-name="Default-outline1" style:list-style-name="L1">
      <style:graphic-properties draw:auto-grow-height="true" fo:min-height="12.18cm"/>
    </style:style>
    <style:style style:name="pr12" style:family="presentation" style:parent-style-name="Default-outline1">
      <style:graphic-properties draw:auto-grow-height="true" fo:min-height="12.18cm"/>
    </style:style>
    <style:style style:name="pr13" style:family="presentation" style:parent-style-name="Default-outline1">
      <style:graphic-properties fo:min-height="13.091cm"/>
    </style:style>
    <style:style style:name="pr14" style:family="presentation" style:parent-style-name="Default-outline1">
      <style:graphic-properties fo:min-height="14.885cm"/>
    </style:style>
    <style:style style:name="pr15" style:family="presentation" style:parent-style-name="Default-outline1">
      <style:graphic-properties draw:auto-grow-height="true" fo:min-height="14.676cm"/>
    </style:style>
    <style:style style:name="pr16" style:family="presentation" style:parent-style-name="Default-outline1">
      <style:graphic-properties fo:min-height="13.859cm"/>
    </style:style>
    <style:style style:name="pr17" style:family="presentation" style:parent-style-name="Default-outline1">
      <style:graphic-properties fo:min-height="15.072cm"/>
    </style:style>
    <style:style style:name="pr18" style:family="presentation" style:parent-style-name="Default-outline1">
      <style:graphic-properties fo:min-height="17.82cm"/>
    </style:style>
    <style:style style:name="pr19" style:family="presentation" style:parent-style-name="Default-outline1">
      <style:graphic-properties draw:auto-grow-height="true" fo:min-height="13.859cm"/>
    </style:style>
    <style:style style:name="pr20" style:family="presentation" style:parent-style-name="Default-outline1">
      <style:graphic-properties fo:min-height="15.351cm"/>
    </style:style>
    <style:style style:name="pr21" style:family="presentation" style:parent-style-name="Default-subtitle">
      <style:graphic-properties draw:fill-color="#ffffff" draw:auto-grow-height="true" fo:min-height="16.255cm"/>
    </style:style>
    <style:style style:name="pr22" style:family="presentation" style:parent-style-name="Default-outline1">
      <style:graphic-properties fo:min-height="13.59cm"/>
    </style:style>
    <style:style style:name="pr23" style:family="presentation" style:parent-style-name="Default-outline1">
      <style:graphic-properties fo:min-height="12.69cm"/>
    </style:style>
    <style:style style:name="pr24" style:family="presentation" style:parent-style-name="Default-outline1">
      <style:graphic-properties fo:min-height="13.776cm"/>
    </style:style>
    <style:style style:name="pr25" style:family="presentation" style:parent-style-name="Default-outline1">
      <style:graphic-properties fo:min-height="14.571cm"/>
    </style:style>
    <style:style style:name="pr26" style:family="presentation" style:parent-style-name="Default-outline1">
      <style:graphic-properties fo:min-height="14.353cm"/>
    </style:style>
    <style:style style:name="pr27" style:family="presentation" style:parent-style-name="Default-outline1">
      <style:graphic-properties fo:min-height="13.39cm"/>
    </style:style>
    <style:style style:name="pr28" style:family="presentation" style:parent-style-name="Default-outline1">
      <style:graphic-properties fo:min-height="14.001cm"/>
    </style:style>
    <style:style style:name="pr29" style:family="presentation" style:parent-style-name="Default-outline1">
      <style:graphic-properties fo:min-height="12.592cm"/>
    </style:style>
    <style:style style:name="pr30" style:family="presentation" style:parent-style-name="Default-outline1">
      <style:graphic-properties fo:min-height="12.915cm"/>
    </style:style>
    <style:style style:name="P1" style:family="paragraph">
      <loext:graphic-properties draw:fill-color="#ffffff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48pt" style:font-size-asian="48pt" style:font-size-complex="48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.3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3cm" fo:margin-bottom="0.3cm" fo:text-align="start" fo:text-indent="0cm"/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.102cm"/>
    </style:style>
    <style:style style:name="P10" style:family="paragraph">
      <style:text-properties style:font-name="Courier New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loext:graphic-properties draw:fill-color="#ffffff"/>
      <style:text-properties fo:font-size="44pt" style:font-size-asian="44pt" style:font-size-complex="44pt"/>
    </style:style>
    <style:style style:name="P13" style:family="paragraph">
      <style:paragraph-properties fo:margin-left="1.245cm" fo:margin-right="0cm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1cm" fo:margin-bottom="0.599cm" fo:text-indent="0cm"/>
    </style:style>
    <style:style style:name="P16" style:family="paragraph">
      <style:paragraph-properties fo:margin-top="0cm" fo:margin-bottom="0.61cm"/>
    </style:style>
    <style:style style:name="P17" style:family="paragraph">
      <style:paragraph-properties fo:margin-top="0cm" fo:margin-bottom="0.508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Courier New" fo:font-size="26pt" style:font-size-asian="26pt" style:font-size-complex="26pt"/>
    </style:style>
    <style:style style:name="T6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Arial2" fo:font-size="32pt" style:font-size-asian="32pt" style:font-size-complex="32pt"/>
    </style:style>
    <style:style style:name="T8" style:family="text">
      <style:text-properties fo:color="#66cc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9" style:family="text">
      <style:text-properties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color="#cc0000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1" style:family="text">
      <style:text-properties fo:color="#0000ff" style:font-name="Courier New" fo:font-size="20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font-name="Arial4" style:font-name-asian="Arial4" style:font-name-complex="Arial4"/>
    </style:style>
    <style:style style:name="T15" style:family="text">
      <style:text-properties style:font-name="Arial4" style:text-underline-style="none" style:font-name-asian="Arial4" style:font-name-complex="Arial4"/>
    </style:style>
    <style:style style:name="T16" style:family="text">
      <style:text-properties fo:color="#ff3333"/>
    </style:style>
    <style:style style:name="T17" style:family="text">
      <style:text-properties fo:color="#ff3333" style:text-underline-style="none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1cm" svg:x="1.471cm" svg:y="4.718cm" presentation:class="title" presentation:user-transformed="true">
          <draw:text-box>
            <text:p>Shared memory and Atomics<text:line-break/>(proposal)<text:line-break/><text:line-break/><text:span text:style-name="T1">ECMA TC39 January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Motivation for work -- why do we want this?</text:p>
            <text:p/>
            <text:p>Technical recap -- if desired</text:p>
            <text:p/>
            <text:p>Concerns raised at September '15 meeting</text:p>
            <text:p/>
            <text:p>Discussion of proposal's prospects &amp; statu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 text:style-name="P2"><text:span text:style-name="T2">Motiv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oal: Performance</text:p>
          </draw:text-box>
        </draw:frame>
        <draw:frame presentation:style-name="pr8" draw:text-style-name="P4" draw:layer="layout" svg:width="26.032cm" svg:height="15.627cm" svg:x="1.4cm" svg:y="4.914cm" presentation:class="outline" presentation:user-transformed="true">
          <draw:text-box>
            <text:p text:style-name="P4"><text:span text:style-name="T3">Effective use of multiple cores in ES</text:span></text:p>
            <text:p text:style-name="P4"><text:span text:style-name="T3"/></text:p>
            <text:p text:style-name="P4"><text:span text:style-name="T3">2-8 cores are common now</text:span></text:p>
            <text:p text:style-name="P4"><text:span text:style-name="T3"/></text:p>
            <text:p text:style-name="P4"><text:span text:style-name="T3">Native apps: threaded + shared memory</text:span></text:p>
            <text:p text:style-name="P4"><text:span text:style-name="T3"/></text:p>
            <text:p text:style-name="P4"><text:span text:style-name="T3">ES: one core/worker + slow 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s (1)</text:p>
          </draw:text-box>
        </draw:frame>
        <draw:frame presentation:style-name="pr9" draw:text-style-name="P6" draw:layer="layout" svg:width="25.199cm" svg:height="12.18cm" svg:x="1.4cm" svg:y="4.914cm" presentation:class="outline">
          <draw:text-box>
            <text:p text:style-name="P6"><text:span text:style-name="T3">asm.js and wasm</text:span></text:p>
            <text:list text:style-name="L1">
              <text:list-item>
                <text:p text:style-name="P6">“Compiler target”</text:p>
              </text:list-item>
              <text:list-item>
                <text:p text:style-name="P6">Threads and shared memory in translated code</text:p>
              </text:list-item>
              <text:list-item>
                <text:p text:style-name="P6">Notably pthreads-level support</text:p>
              </text:list-item>
              <text:list-item>
                <text:p text:style-name="P6">Fast interoperation with ES</text:p>
              </text:list-item>
            </text:list>
            <text:p text:style-name="P6"/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cases (2)</text:p>
          </draw:text-box>
        </draw:frame>
        <draw:frame presentation:style-name="pr10" draw:text-style-name="P6" draw:layer="layout" svg:width="25.199cm" svg:height="12.514cm" svg:x="1.4cm" svg:y="4.914cm" presentation:class="outline" presentation:user-transformed="true">
          <draw:text-box>
            <text:p text:style-name="P6"><text:span text:style-name="T3">“</text:span><text:span text:style-name="T3">Plain” ES</text:span></text:p>
            <text:list text:style-name="L1">
              <text:list-item>
                <text:p text:style-name="P6">Multicore computation with shared state</text:p>
              </text:list-item>
              <text:list-item>
                <text:p text:style-name="P6">Fast communication through shared memory</text:p>
              </text:list-item>
              <text:list-item>
                <text:p text:style-name="P6">Decoupling computation and rendering</text:p>
              </text:list-item>
              <text:list-item>
                <text:p text:style-name="P6">Management of shared assets</text:p>
              </text:list-item>
            </text:list>
            <text:list text:style-name="L3">
              <text:list-item>
                <text:p text:style-name="P7">Example: pdf.js</text:p>
              </text:list-item>
              <text:list-item>
                <text:p text:style-name="P7">Example: Game AI</text:p>
              </text:list-item>
            </text:list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 (1)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p text:style-name="P8"><text:span text:style-name="T3">Provide low-level facilities</text:span></text:p>
            <text:list text:style-name="L1">
              <text:list-item>
                <text:p text:style-name="P8">SharedArrayBuffer + TypedArray</text:p>
              </text:list-item>
              <text:list-item>
                <text:p text:style-name="P8">Atomic operations</text:p>
              </text:list-item>
              <text:list-item>
                <text:p text:style-name="P8">Concurrent agents (workers)</text:p>
              </text:list-item>
              <text:list-item>
                <text:p text:style-name="P8">Agent sleep/wakeup operations</text:p>
              </text:list-item>
            </text:list>
            <text:p text:style-name="P8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ach (2)</text:p>
          </draw:text-box>
        </draw:frame>
        <draw:frame presentation:style-name="pr4" draw:layer="layout" svg:width="25.199cm" svg:height="12.18cm" svg:x="1.4cm" svg:y="4.914cm" presentation:class="outline">
          <draw:text-box>
            <text:p text:style-name="P4"><text:span text:style-name="T3">Build higher level facilities for ES</text:span></text:p>
            <text:list text:style-name="L2">
              <text:list-item>
                <text:p text:style-name="P4">Locks, barriers, synchronic objects</text:p>
              </text:list-item>
              <text:list-item>
                <text:p text:style-name="P4">Communication channels</text:p>
              </text:list-item>
              <text:list-item>
                <text:p text:style-name="P4">Parallel computation abstractions</text:p>
              </text:list-item>
            </text:list>
            <text:p text:style-name="P4"/>
            <text:p text:style-name="P4">Extensible Web approach works well he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promises and constraints</text:p>
          </draw:text-box>
        </draw:frame>
        <draw:frame presentation:style-name="pr12" draw:layer="layout" svg:width="25.199cm" svg:height="13.091cm" svg:x="1.4cm" svg:y="4.914cm" presentation:class="outline">
          <draw:text-box>
            <text:p>Use cases <text:span text:style-name="T4">conflict</text:span>:</text:p>
            <text:list text:style-name="L2">
              <text:list-item>
                <text:p>asm.js has flat memory, no GC, strong types</text:p>
              </text:list-item>
              <text:list-item>
                <text:p>“Plain” ES is object-based, GCd, weak types</text:p>
              </text:list-item>
            </text:list>
            <text:p/>
            <text:p>Can a compromise solution serve both?</text:p>
            <text:p/>
            <text:p>For asm.js and wasm, the memory model must be largely compatible with C and C++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not only for wasm?</text:p>
          </draw:text-box>
        </draw:frame>
        <draw:frame presentation:style-name="pr12" draw:layer="layout" svg:width="25.199cm" svg:height="13.59cm" svg:x="1.4cm" svg:y="4.914cm" presentation:class="outline" presentation:user-transformed="true">
          <draw:text-box>
            <text:p>Some tasks are best / only done in ES callouts</text:p>
            <text:list text:style-name="L2">
              <text:list-item>
                <text:p>Input and output, DOM access</text:p>
              </text:list-item>
              <text:list-item>
                <text:p>Runtime tasks</text:p>
              </text:list-item>
            </text:list>
            <text:p/>
            <text:p>Copy-in/copy-out at boundary too slow (WebGL)</text:p>
            <text:p>Thus ES wants <text:span text:style-name="T4">some</text:span> shmem access</text:p>
            <text:p/>
            <text:p>ES can call wasm, exposing shm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us</text:p>
          </draw:text-box>
        </draw:frame>
        <draw:frame presentation:style-name="pr13" draw:layer="layout" svg:width="25.199cm" svg:height="13.091cm" svg:x="1.4cm" svg:y="4.914cm" presentation:class="outline" presentation:user-transformed="true">
          <draw:text-box>
            <text:p>Spec is stable; memory model is being refined</text:p>
            <text:p/>
            <text:p>In Firefox (Nightly) and Chrome (release) now</text:p>
            <text:p><text:s/></text:p>
            <text:p>Apple, Microsoft aware of work, no public sign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 text:style-name="P2"><text:span text:style-name="T2">A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I: Shared memory</text:p>
          </draw:text-box>
        </draw:frame>
        <draw:frame presentation:style-name="pr14" draw:layer="layout" svg:width="25.199cm" svg:height="14.885cm" svg:x="1.4cm" svg:y="4.914cm" presentation:class="outline" presentation:user-transformed="true">
          <draw:text-box>
            <text:p>A new data type:</text:p>
            <text:p><text:s text:c="4"/><text:span text:style-name="T5">var sab = new </text:span><text:span text:style-name="T6">SharedArrayBuffer</text:span><text:span text:style-name="T5">(size)</text:span></text:p>
            <text:p><text:span text:style-name="T7"/></text:p>
            <text:p><text:span text:style-name="T7">Like ArrayBuffer but:</text:span></text:p>
            <text:list text:style-name="L2">
              <text:list-item>
                <text:p><text:span text:style-name="T7">cannot be neutered</text:span></text:p>
              </text:list-item>
              <text:list-item>
                <text:p><text:span text:style-name="T7">memory becomes shared when it is transfered to another agent</text:span></text:p>
              </text:list-item>
              <text:list-item>
                <text:p><text:span text:style-name="T7">implementations must GC these across agents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I: Views on shared memory</text:p>
          </draw:text-box>
        </draw:frame>
        <draw:frame presentation:style-name="pr15" draw:layer="layout" svg:width="25.199cm" svg:height="14.676cm" svg:x="1.4cm" svg:y="4.914cm" presentation:class="outline" presentation:user-transformed="true">
          <draw:text-box>
            <text:p>Existing TypedArrays can be applied to SAB:</text:p>
            <text:p><text:span text:style-name="T5"><text:s text:c="4"/></text:span><text:span text:style-name="T5">var sab = new </text:span><text:span text:style-name="T6">SharedArrayBuffer</text:span><text:span text:style-name="T5">(size)</text:span></text:p>
            <text:p><text:span text:style-name="T5"><text:s text:c="4"/></text:span><text:span text:style-name="T5">var ia = new </text:span><text:span text:style-name="T6">Int32Array</text:span><text:span text:style-name="T5">(sab)</text:span></text:p>
            <text:p><text:span text:style-name="T5"><text:s text:c="4"/></text:span><text:span text:style-name="T5">var fa = new </text:span><text:span text:style-name="T6">Float64Array</text:span><text:span text:style-name="T5">(sab, 8, 10)</text:span></text:p>
            <text:p/>
            <text:p>Complicates TA spec a little</text:p>
            <text:p>Memory access through views is <text:span text:style-name="T4">racy</text:span>, but <text:span text:style-name="T4">saf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I: Atomic operations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p>Suite of atomic operations on integer TypedArray</text:p>
            <text:p><text:span text:style-name="T5"><text:s text:c="4"/></text:span><text:span text:style-name="T5">Atomics.load(ia, n)</text:span></text:p>
            <text:p><text:span text:style-name="T5"><text:s text:c="4"/></text:span><text:span text:style-name="T5">Atomics.store(ia, n, value)</text:span></text:p>
            <text:p><text:span text:style-name="T5"><text:s text:c="4"/></text:span><text:span text:style-name="T5">Atomics.compareExchange(ia, n, expectVal,</text:span></text:p>
            <text:p><text:span text:style-name="T5"><text:s text:c="28"/></text:span><text:span text:style-name="T5">replaceVal)</text:span></text:p>
            <text:p><text:span text:style-name="T5"><text:s text:c="4"/></text:span><text:span text:style-name="T5">Atomics.exchange(ia, n, value)</text:span></text:p>
            <text:p><text:span text:style-name="T5"><text:s text:c="4"/></text:span><text:span text:style-name="T5">Atomics.add(ia, n, value)</text:span></text:p>
            <text:p><text:span text:style-name="T5"><text:s text:c="4"/></text:span><text:span text:style-name="T5">...</text:span></text:p>
            <text:p>(All are sequentially consistent; details la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I: Agent sleep and wakeup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p>Modeled on Linux “futex” (fast user-space mutex)</text:p>
            <text:p/>
            <text:p><text:span text:style-name="T5">Atomics.futexWait(i32a, loc, expect, timeout)</text:span></text:p>
            <text:p><text:span text:style-name="T5">Atomics.futexWake(i32a, loc, count)</text:span></text:p>
            <text:p/>
            <text:p>Minimal assumptions, very flexible</text:p>
            <text:p>Fairly hard to use directly</text:p>
            <text:p>Different use cases will wrap futex differently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mutex lock()</text:p>
          </draw:text-box>
        </draw:frame>
        <draw:frame presentation:style-name="pr17" draw:text-style-name="P10" draw:layer="layout" svg:width="25.199cm" svg:height="15.072cm" svg:x="1.4cm" svg:y="4.914cm" presentation:class="outline" presentation:user-transformed="true">
          <draw:text-box>
            <text:p text:style-name="P9"><text:span text:style-name="T8">// State 0 = unlocked, 1 = uncontended, 2 = maybe contended</text:span></text:p>
            <text:p text:style-name="P9"><text:span text:style-name="T9"/></text:p>
            <text:p text:style-name="P9"><text:span text:style-name="T9">Lock.prototype.lock = </text:span><text:span text:style-name="T10">function</text:span><text:span text:style-name="T9"> () {</text:span></text:p>
            <text:p text:style-name="P9"><text:span text:style-name="T9"><text:s text:c="2"/></text:span><text:span text:style-name="T10">const</text:span><text:span text:style-name="T9"> iab = </text:span><text:span text:style-name="T10">this</text:span><text:span text:style-name="T9">.iab; <text:s text:c="9"/></text:span><text:span text:style-name="T8">// Int32Array (shared)</text:span></text:p>
            <text:p text:style-name="P9"><text:span text:style-name="T9"><text:s text:c="2"/></text:span><text:span text:style-name="T10">const</text:span><text:span text:style-name="T9"> idx = </text:span><text:span text:style-name="T10">this</text:span><text:span text:style-name="T9">.stateIdx; <text:s text:c="4"/></text:span><text:span text:style-name="T8">// Index in iab</text:span></text:p>
            <text:p text:style-name="P9"><text:span text:style-name="T9"><text:s text:c="2"/></text:span><text:span text:style-name="T10">var</text:span><text:span text:style-name="T9"> c;</text:span></text:p>
            <text:p text:style-name="P9"><text:span text:style-name="T9"><text:s text:c="2"/></text:span><text:span text:style-name="T10">if</text:span><text:span text:style-name="T9">((c = Atomics.</text:span><text:span text:style-name="T11">compareExchange</text:span><text:span text:style-name="T9">(iab, idx, 0, 1)) != 0) {</text:span></text:p>
            <text:p text:style-name="P9"><text:span text:style-name="T9"><text:s text:c="4"/></text:span><text:span text:style-name="T10">do</text:span><text:span text:style-name="T9"> {</text:span></text:p>
            <text:p text:style-name="P9"><text:span text:style-name="T9"><text:s text:c="6"/></text:span><text:span text:style-name="T10">if</text:span><text:span text:style-name="T9">(c == 2 ||</text:span></text:p>
            <text:p text:style-name="P9"><text:span text:style-name="T9"><text:s text:c="9"/></text:span><text:span text:style-name="T9">Atomics.</text:span><text:span text:style-name="T11">compareExchange</text:span><text:span text:style-name="T9">(iab, idx, 1, 2) != 0)</text:span></text:p>
            <text:p text:style-name="P9"><text:span text:style-name="T9"><text:s text:c="6"/></text:span><text:span text:style-name="T9">{</text:span></text:p>
            <text:p text:style-name="P9"><text:span text:style-name="T9"><text:s text:c="9"/></text:span><text:span text:style-name="T9">Atomics.</text:span><text:span text:style-name="T11">futexWait</text:span><text:span text:style-name="T9">(iab, idx, 2);</text:span></text:p>
            <text:p text:style-name="P9"><text:span text:style-name="T9"><text:s text:c="6"/></text:span><text:span text:style-name="T9">}</text:span></text:p>
            <text:p text:style-name="P9"><text:span text:style-name="T9"><text:s text:c="4"/></text:span><text:span text:style-name="T9">} </text:span><text:span text:style-name="T10">while</text:span><text:span text:style-name="T9">((c=Atomics.</text:span><text:span text:style-name="T11">compareExchange</text:span><text:span text:style-name="T9">(iab,idx, 0, 2))!=0);</text:span></text:p>
            <text:p text:style-name="P9"><text:span text:style-name="T9"><text:s text:c="2"/></text:span><text:span text:style-name="T9">}</text:span></text:p>
            <text:p text:style-name="P9"><text:span text:style-name="T9">}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: mutex unlock()</text:p>
          </draw:text-box>
        </draw:frame>
        <draw:frame presentation:style-name="pr4" draw:text-style-name="P10" draw:layer="layout" svg:width="25.199cm" svg:height="12.18cm" svg:x="1.4cm" svg:y="4.914cm" presentation:class="outline" presentation:user-transformed="true">
          <draw:text-box>
            <text:p text:style-name="P9"><text:span text:style-name="T8">// State 0 = unlocked, 1 = uncontended, 2 = maybe contended</text:span></text:p>
            <text:p text:style-name="P9"><text:span text:style-name="T9"/></text:p>
            <text:p text:style-name="P9"><text:span text:style-name="T9">Lock.prototype.unlock = </text:span><text:span text:style-name="T10">function</text:span><text:span text:style-name="T9"> () {</text:span></text:p>
            <text:p text:style-name="P9"><text:span text:style-name="T9"><text:s text:c="2"/></text:span><text:span text:style-name="T10">const</text:span><text:span text:style-name="T9"> iab = </text:span><text:span text:style-name="T10">this</text:span><text:span text:style-name="T9">.iab; <text:s text:c="9"/></text:span><text:span text:style-name="T8">// Int32Array (shared)</text:span></text:p>
            <text:p text:style-name="P9"><text:span text:style-name="T9"><text:s text:c="2"/></text:span><text:span text:style-name="T10">const</text:span><text:span text:style-name="T9"> idx = </text:span><text:span text:style-name="T10">this</text:span><text:span text:style-name="T9">.stateIdx; <text:s text:c="4"/></text:span><text:span text:style-name="T8">// Index in iab</text:span></text:p>
            <text:p text:style-name="P9"><text:span text:style-name="T9"><text:s text:c="2"/></text:span><text:span text:style-name="T10">var</text:span><text:span text:style-name="T9"> v0 = Atomics.</text:span><text:span text:style-name="T11">sub</text:span><text:span text:style-name="T9">(iab, idx, 1);</text:span></text:p>
            <text:p text:style-name="P9"><text:span text:style-name="T9"><text:s text:c="2"/></text:span><text:span text:style-name="T10">if</text:span><text:span text:style-name="T9"> (v0 != 1) {</text:span></text:p>
            <text:p text:style-name="P9"><text:span text:style-name="T9"><text:s text:c="4"/></text:span><text:span text:style-name="T9">Atomics.</text:span><text:span text:style-name="T11">store</text:span><text:span text:style-name="T9">(iab, idx, 0);</text:span></text:p>
            <text:p text:style-name="P9"><text:span text:style-name="T9"><text:s text:c="4"/></text:span><text:span text:style-name="T9">Atomics.</text:span><text:span text:style-name="T11">futexWake</text:span><text:span text:style-name="T9">(iab, idx, 1);</text:span></text:p>
            <text:p text:style-name="P9"><text:span text:style-name="T9"><text:s text:c="2"/></text:span><text:span text:style-name="T9">}</text:span></text:p>
            <text:p text:style-name="P9"><text:span text:style-name="T9">}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t model</text:p>
          </draw:text-box>
        </draw:frame>
        <draw:frame presentation:style-name="pr18" draw:layer="layout" svg:width="25.199cm" svg:height="17.82cm" svg:x="1.4cm" svg:y="4.914cm" presentation:class="outline" presentation:user-transformed="true">
          <draw:text-box>
            <text:p>Need a model for concurrency in ECMAScript</text:p>
            <text:p/>
            <text:p>Define concurrency in terms of <text:span text:style-name="T4">agents</text:span></text:p>
            <text:p><text:span text:style-name="T13">Define agents in terms of </text:span><text:span text:style-name="T4">ES6 jobs</text:span></text:p>
            <text:p><text:span text:style-name="T13">Give jobs a </text:span><text:span text:style-name="T4">forward progress guarantee</text:span></text:p>
            <text:p><text:span text:style-name="T13"/></text:p>
            <text:p><text:span text:style-name="T13">Creating agents, sharing a SAB among agents: mapping-specific.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gent mapping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p><text:span text:style-name="T13">In a browser, an agent could be a web worker</text:span></text:p>
            <text:list text:style-name="L2">
              <text:list-item>
                <text:p><text:span text:style-name="T13">SAB sharing is by postMessage</text:span></text:p>
              </text:list-item>
              <text:list-item>
                <text:p><text:span text:style-name="T13">Web worker semantics need work...</text:span></text:p>
              </text:list-item>
              <text:list-item>
                <text:p><text:span text:style-name="T4">No futexWait on the browser's main thread</text:span></text:p>
              </text:list-item>
            </text:list>
            <text:p><text:span text:style-name="T13"/></text:p>
            <text:p><text:span text:style-name="T13">In a non-browser setting (SpiderMonkey shell)</text:span></text:p>
            <text:list text:continue-numbering="true" text:style-name="L2">
              <text:list-item>
                <text:p><text:span text:style-name="T13">concurrent thread, separate global environment</text:span></text:p>
              </text:list-item>
              <text:list-item>
                <text:p><text:span text:style-name="T13">mailbox mechanism for sharing mem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20" draw:layer="layout" svg:width="25.199cm" svg:height="15.351cm" svg:x="1.4cm" svg:y="4.914cm" presentation:class="outline" presentation:user-transformed="true">
          <draw:text-box>
            <text:p><text:span text:style-name="T13">Atomics in the program are totally ordered.</text:span></text:p>
            <text:p/>
            <text:p>Conventional <text:span text:style-name="T4">happens-before</text:span> relation on events:</text:p>
            <text:list text:style-name="L4">
              <text:list-item>
                <text:p>Program order (intra-agent)</text:p>
              </text:list-item>
              <text:list-item>
                <text:p>Atomic-write <text:span text:style-name="T14">→</text:span> atomic-read (inter-agent)</text:p>
              </text:list-item>
              <text:list-item>
                <text:p>futexWake called <text:span text:style-name="T14">→ futexWait returns (ditto)</text:span></text:p>
              </text:list-item>
              <text:list-item>
                <text:p><text:span text:style-name="T14">postMessage → event callback (ditto)</text:span></text:p>
              </text:list-item>
              <text:list-item>
                <text:p><text:span text:style-name="T14">transitivity, irreflexivity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20" draw:layer="layout" svg:width="25.199cm" svg:height="15.351cm" svg:x="1.4cm" svg:y="4.914cm" presentation:class="outline" presentation:user-transformed="true">
          <draw:text-box>
            <text:p><text:span text:style-name="T13">Atomics in the program are totally ordered.</text:span></text:p>
            <text:p/>
            <text:p>Conventional <text:span text:style-name="T4">happens-before</text:span> relation on events:</text:p>
            <text:list text:style-name="L4">
              <text:list-item>
                <text:p>Program order (intra-agent)</text:p>
              </text:list-item>
              <text:list-item>
                <text:p>Atomic-write <text:span text:style-name="T14">→</text:span> atomic-read (inter-agent)</text:p>
              </text:list-item>
              <text:list-item>
                <text:p>futexWake called <text:span text:style-name="T14">→ futexWait returns (ditto)</text:span></text:p>
              </text:list-item>
              <text:list-item>
                <text:p><text:span text:style-name="T14">postMessage → event callback (ditto)</text:span></text:p>
              </text:list-item>
              <text:list-item>
                <text:p><text:span text:style-name="T14">transitivity, irreflexivity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<text:span text:style-name="T14">Reads only see writes that happened before them (and only the last of those writes)</text:span></text:p>
            <text:p/>
            <text:p><text:span text:style-name="T4">Unordered</text:span> accesses, where at least one is a write, create a <text:span text:style-name="T4">data race</text:span><text:span text:style-name="T13">.</text:span></text:p>
            <text:p><text:span text:style-name="T13"/></text:p>
            <text:p><text:span text:style-name="T13">Data-race-free programs are </text:span><text:span text:style-name="T4">sequentially consistent</text:span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FIXME: </text:span>Memory model (3)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p>Races are <text:span text:style-name="T4">safe</text:span><text:span text:style-name="T13">: Programs don't blow up.</text:span></text:p>
            <text:p><text:span text:style-name="T13"/></text:p>
            <text:p><text:span text:style-name="T13">But races are </text:span><text:span text:style-name="T4">unpredictable</text:span><text:span text:style-name="T13">: A race poisons memory by writing garbage.</text:span></text:p>
            <text:p><text:span text:style-name="T13"/></text:p>
            <text:p><text:span text:style-name="T13">A race affects (at least) the union of the locations in the racing accesses. <text:s/>Fine points are TBD.</text:span></text:p>
            <text:p><text:span text:style-name="T17">FIX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6">FIXME: </text:span>Memory model (4)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p text:style-name="P4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</text:list>
            <text:p/>
            <text:p>C11, C++11 have similar issues, mildly unsound?</text:p>
            <text:p/>
            <text:p>Java better? <text:s/>But complex and subtle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memory model issues</text:p>
          </draw:text-box>
        </draw:frame>
        <draw:frame presentation:style-name="pr1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“relaxed” atomics – we probably want them but they are complicated</text:p>
              </text:list-item>
              <text:list-item>
                <text:p>No “acquire-release” atomics – ditto, though weaker use case</text:p>
              </text:list-item>
              <text:list-item>
                <text:p>Shared memory can be used to implement high-precision timers (you just count), which can be used to simplify cache sniffing attacks</text:p>
              </text:list-item>
              <text:list-item>
                <text:p>Misc minor issues, see github re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21" draw:text-style-name="P12" draw:layer="layout" svg:width="25.199cm" svg:height="16.255cm" svg:x="1.4cm" svg:y="0.837cm" presentation:class="subtitle">
          <draw:text-box>
            <text:p text:style-name="P11"><text:span text:style-name="T18">Concerns Rais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rns</text:p>
          </draw:text-box>
        </draw:frame>
        <draw:frame presentation:style-name="pr22" draw:layer="layout" svg:width="25.199cm" svg:height="13.59cm" svg:x="1.4cm" svg:y="4.914cm" presentation:class="outline" presentation:user-transformed="true">
          <draw:text-box>
            <text:p>futexWait on the main thread:</text:p>
            <text:list text:style-name="L2">
              <text:list-item>
                <text:p>can we avoid it, do we need more features?</text:p>
              </text:list-item>
            </text:list>
            <text:p/>
            <text:p>Side-channel attacks</text:p>
            <text:list text:continue-numbering="true" text:style-name="L2">
              <text:list-item>
                <text:p>we can build a really good clock</text:p>
              </text:list-item>
            </text:list>
            <text:p/>
            <text:p>Memory model leaks into the language</text:p>
            <text:list text:continue-numbering="true" text:style-name="L2">
              <text:list-item>
                <text:p>races and optimizations become vi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Wait on the main thead</text:p>
          </draw:text-box>
        </draw:frame>
        <draw:frame presentation:style-name="pr22" draw:layer="layout" svg:width="25.199cm" svg:height="13.59cm" svg:x="1.4cm" svg:y="4.914cm" presentation:class="outline" presentation:user-transformed="true">
          <draw:text-box>
            <text:p>No longer available in Firefox</text:p>
            <text:p>We get along without it</text:p>
            <text:p/>
            <text:p>Have built “asymmetric” data structures to cope:</text:p>
            <text:list text:style-name="L2">
              <text:list-item>
                <text:p>futexWait in workers</text:p>
              </text:list-item>
              <text:list-item>
                <text:p>Message event on the main thread</text:p>
              </text:list-item>
            </text:list>
            <text:p/>
            <text:p>Barriers, synchronics, latches, que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WaitCallback?</text:p>
          </draw:text-box>
        </draw:frame>
        <draw:frame presentation:style-name="pr23" draw:layer="layout" svg:width="25.199cm" svg:height="14.001cm" svg:x="1.4cm" svg:y="4.914cm" presentation:class="outline" presentation:user-transformed="true">
          <draw:text-box>
            <text:p>Using a Message event is non-compositional</text:p>
            <text:p>What about this as a better abstraction?</text:p>
            <text:p/>
            <text:p text:style-name="P13"><text:span text:style-name="T5">// Main thread</text:span></text:p>
            <text:p text:style-name="P13"><text:span text:style-name="T6">futexWaitCallback</text:span><text:span text:style-name="T5">(mem, idx, callback)</text:span></text:p>
            <text:p text:style-name="P13"><text:span text:style-name="T5"/></text:p>
            <text:p text:style-name="P13"><text:span text:style-name="T5">// Worker</text:span></text:p>
            <text:p text:style-name="P13"><text:span text:style-name="T6">futexWake</text:span><text:span text:style-name="T5">(mem, idx)</text:span></text:p>
            <text:p text:style-name="P1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WaitCallback premature</text:p>
          </draw:text-box>
        </draw:frame>
        <draw:frame presentation:style-name="pr4" draw:layer="layout" svg:width="25.199cm" svg:height="12.18cm" svg:x="1.4cm" svg:y="4.914cm" presentation:class="outline">
          <draw:text-box>
            <text:p>Better to experiment for a while IMO</text:p>
            <text:p/>
            <text:p>Might be useful for “synchronic” primitive</text:p>
            <text:p/>
            <text:p>To be investigated further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de-channel attack</text:p>
          </draw:text-box>
        </draw:frame>
        <draw:frame presentation:style-name="pr24" draw:layer="layout" svg:width="25.199cm" svg:height="13.776cm" svg:x="1.4cm" svg:y="4.914cm" presentation:class="outline" presentation:user-transformed="true">
          <draw:text-box>
            <text:p>Can build a good clock in shared memory:</text:p>
            <text:p><text:span text:style-name="T5"/></text:p>
            <text:p text:style-name="P13"><text:span text:style-name="T5">// clock worker</text:span></text:p>
            <text:p text:style-name="P13"><text:span text:style-name="T5">while (true) Atomics.add(mem, idx, 1)</text:span></text:p>
            <text:p text:style-name="P13"><text:span text:style-name="T5"/></text:p>
            <text:p text:style-name="P13"><text:span text:style-name="T5">// clock user</text:span></text:p>
            <text:p text:style-name="P13"><text:span text:style-name="T5">let t = Atomics.load(mem, idx)</text:span></text:p>
            <text:p><text:span text:style-name="T5"/></text:p>
            <text:p><text:span text:style-name="T7">4ns resolution, fairly reli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attack</text:p>
          </draw:text-box>
        </draw:frame>
        <draw:frame presentation:style-name="pr13" draw:layer="layout" svg:width="25.199cm" svg:height="13.091cm" svg:x="1.4cm" svg:y="4.914cm" presentation:class="outline" presentation:user-transformed="true">
          <draw:text-box>
            <text:p>Clock can be used to launch cache attacks</text:p>
            <text:p/>
            <text:list text:style-name="L2">
              <text:list-item>
                <text:p>cache sniffing (user interaction, secret data)</text:p>
              </text:list-item>
              <text:list-item>
                <text:p>row hammering (unclear impact in js)</text:p>
              </text:list-item>
            </text:list>
            <text:p/>
            <text:p>Clock is needed to distinguish ops that hit or miss cache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a new attack in browsers</text:p>
          </draw:text-box>
        </draw:frame>
        <draw:frame presentation:style-name="pr25" draw:layer="layout" svg:width="25.199cm" svg:height="14.571cm" svg:x="1.4cm" svg:y="4.914cm" presentation:class="outline" presentation:user-transformed="true">
          <draw:text-box>
            <text:p>The cache attack can be launched in other ways</text:p>
            <text:list text:style-name="L2">
              <text:list-item>
                <text:p>Flash Player</text:p>
              </text:list-item>
              <text:list-item>
                <text:p>Java</text:p>
              </text:list-item>
              <text:list-item>
                <text:p>PNaCl/NaCl</text:p>
              </text:list-item>
              <text:list-item>
                <text:p>Any native browser extension</text:p>
                <text:list>
                  <text:list-item>
                    <text:p>Chrome native messaging</text:p>
                  </text:list-item>
                  <text:list-item>
                    <text:p>Firefox js-ctypes</text:p>
                  </text:list-item>
                  <text:list-item>
                    <text:p>ActiveX</text:p>
                  </text:list-item>
                </text:list>
              </text:list-item>
              <text:list-item>
                <text:p>(WebAssembly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us quo?</text:p>
          </draw:text-box>
        </draw:frame>
        <draw:frame presentation:style-name="pr26" draw:layer="layout" svg:width="25.199cm" svg:height="14.353cm" svg:x="1.4cm" svg:y="4.914cm" presentation:class="outline" presentation:user-transformed="true">
          <draw:text-box>
            <text:p><text:span text:style-name="T13">A new capability for JS, </text:span><text:span text:style-name="T4">not</text:span><text:span text:style-name="T13"> really a new capability in most browsers.</text:span></text:p>
            <text:p><text:span text:style-name="T13"/></text:p>
            <text:p><text:span text:style-name="T13">For example, Flash Player:</text:span></text:p>
            <text:list text:style-name="L2">
              <text:list-item>
                <text:p><text:span text:style-name="T13">Runs automatically for most people</text:span></text:p>
              </text:list-item>
              <text:list-item>
                <text:p><text:span text:style-name="T13">The rest of the people click “yes” when prompted (says telemetry)</text:span></text:p>
              </text:list-item>
            </text:list>
            <text:p><text:span text:style-name="T13"/></text:p>
            <text:p><text:span text:style-name="T13">(And then, WebAssembl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itigations for side-channel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Mitigation options are so-so:</text:p>
            <text:p/>
            <text:list text:style-name="L2">
              <text:list-item>
                <text:p>Thread affinity solutions are plausible</text:p>
              </text:list-item>
              <text:list-item>
                <text:p>Opt-in for shared memory seems difficult</text:p>
              </text:list-item>
            </text:list>
            <text:p/>
            <text:p>But again, not a new attack in browsers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s are operators, not function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p>Compilers may not introduce data races</text:p>
            <text:p><text:span text:style-name="T7"/></text:p>
            <text:p><text:span text:style-name="T7">Operations that may access shared memory must be assumed to do so</text:span></text:p>
            <text:p><text:span text:style-name="T7"/></text:p>
            <text:p><text:span text:style-name="T7">Limits the compiler in obscure way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complexity</text:p>
          </draw:text-box>
        </draw:frame>
        <draw:frame presentation:style-name="pr4" draw:layer="layout" svg:width="25.199cm" svg:height="15.762cm" svg:x="1.4cm" svg:y="4.914cm" presentation:class="outline" presentation:user-transformed="true">
          <draw:text-box>
            <text:p>Data races expose compiler optimizations</text:p>
            <text:p><text:span text:style-name="T5"/></text:p>
            <text:p><text:span text:style-name="T5"><text:s text:c="2"/></text:span><text:span text:style-name="T5">// One thread (racy load)</text:span></text:p>
            <text:p text:style-name="P13"><text:span text:style-name="T5">while (!mem[flagLoc]) {}</text:span></text:p>
            <text:p text:style-name="P13"><text:span text:style-name="T5"/></text:p>
            <text:p text:style-name="P13"><text:span text:style-name="T5">// Another thread (racy store)</text:span></text:p>
            <text:p text:style-name="P13"><text:span text:style-name="T5">mem[flagLoc] = 1</text:span></text:p>
            <text:p text:style-name="P14"><text:span text:style-name="T7"/></text:p>
            <text:p text:style-name="P14"><text:span text:style-name="T7">JIT hoists the load</text:span></text:p>
            <text:p text:style-name="P14"><text:span text:style-name="T7">Loops forever if jitted, terminates if interpret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office:forms form:automatic-focus="false" form:apply-design-mode="false"/>
        <draw:frame presentation:style-name="pr6" draw:text-style-name="P12" draw:layer="layout" svg:width="25.199cm" svg:height="16.255cm" svg:x="1.4cm" svg:y="0.837cm" presentation:class="subtitle">
          <draw:text-box>
            <text:p text:style-name="P11"><text:span text:style-name="T18">Proposal's prosp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ere do we stand?</text:p>
          </draw:text-box>
        </draw:frame>
        <draw:frame presentation:style-name="pr4" draw:layer="layout" svg:width="25.199cm" svg:height="12.18cm" svg:x="1.4cm" svg:y="4.914cm" presentation:class="outline">
          <draw:text-box>
            <text:p>Primary issue: Does ES want this feature?</text:p>
            <text:p/>
            <text:p>But if not, what will happen?</text:p>
            <text:list text:style-name="L2">
              <text:list-item>
                <text:p>competitively (apps more capable)</text:p>
              </text:list-item>
              <text:list-item>
                <text:p>in the web ecosystem (wasm needs somethin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2">
        <office:forms form:automatic-focus="false" form:apply-design-mode="false"/>
        <draw:frame presentation:style-name="pr6" draw:text-style-name="P12" draw:layer="layout" svg:width="25.199cm" svg:height="16.255cm" svg:x="1.4cm" svg:y="0.837cm" presentation:class="subtitle">
          <draw:text-box>
            <text:p text:style-name="P11"><text:span text:style-name="T18">(Sundry other slide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's wrong with workers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No way to detect if a worker was</text:p>
                <text:list>
                  <text:list-item>
                    <text:p>Started (resource constraints)</text:p>
                  </text:list-item>
                  <text:list-item>
                    <text:p>Terminated</text:p>
                  </text:list-item>
                </text:list>
              </text:list-item>
              <text:list-item>
                <text:p>No forward progress guarantee</text:p>
              </text:list-item>
              <text:list-item>
                <text:p>Browser may kill a worker <text:span text:style-name="T4">at any time for any reason</text:span>, clearly overbr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er memory models</text:p>
          </draw:text-box>
        </draw:frame>
        <draw:frame presentation:style-name="pr27" draw:layer="layout" svg:width="25.199cm" svg:height="13.39cm" svg:x="1.4cm" svg:y="4.914cm" presentation:class="outline" presentation:user-transformed="true">
          <draw:text-box>
            <text:p text:style-name="P15"><text:span text:style-name="T19">Acquire/release desirable for performance</text:span></text:p>
            <text:p text:style-name="P15"><text:span text:style-name="T20"><text:s text:c="2"/></text:span><text:span text:style-name="T20">Atomics.storeRelease(iab, loc, val)</text:span></text:p>
            <text:p text:style-name="P15"><text:span text:style-name="T20"><text:s text:c="2"/></text:span><text:span text:style-name="T20">Atomics.loadAcquire(iab, loc)</text:span></text:p>
            <text:p text:style-name="P15"><text:span text:style-name="T21">Relaxed desirable for special cases</text:span></text:p>
            <text:p text:style-name="P15"><text:span text:style-name="T20"><text:s text:c="2"/></text:span><text:span text:style-name="T20">Atomics.loadRelaxed(iab, loc)</text:span></text:p>
            <text:p text:style-name="P15"><text:span text:style-name="T20"><text:s text:c="2"/></text:span><text:span text:style-name="T20">Atomics.storeRelaxed(iab, loc, val)</text:span></text:p>
            <text:p text:style-name="P15"><text:span text:style-name="T21"/></text:p>
            <text:p text:style-name="P15"><text:span text:style-name="T21">Excluded to control (initial) 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“Racy-jQuery” (1)</text:p>
          </draw:text-box>
        </draw:frame>
        <draw:frame presentation:style-name="pr26" draw:layer="layout" svg:width="25.199cm" svg:height="14.353cm" svg:x="1.4cm" svg:y="4.914cm" presentation:class="outline" presentation:user-transformed="true">
          <draw:text-box>
            <text:p>Fear that the web will become racy when a horde of casual scripters start using shared memory</text:p>
            <text:p/>
            <text:p>Not unwarranted but overblown IMO</text:p>
            <text:p/>
            <text:p>Experiments are probably needed to settle this (ie, deployment and PR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Racy-jQuery” (2)</text:p>
          </draw:text-box>
        </draw:frame>
        <draw:frame presentation:style-name="pr28" draw:layer="layout" svg:width="25.199cm" svg:height="14.001cm" svg:x="1.4cm" svg:y="4.914cm" presentation:class="outline" presentation:user-transformed="true">
          <draw:text-box>
            <text:p text:style-name="P16">Restrictions have been suggested:</text:p>
            <text:list text:style-name="L2">
              <text:list-item>
                <text:p text:style-name="P17">Main thread can access shared memory when workers are stopped (callback, probe)</text:p>
              </text:list-item>
              <text:list-item>
                <text:p text:style-name="P17">Main thread has no access to shared memory at all (proxy through workers)</text:p>
              </text:list-item>
              <text:list-item>
                <text:p text:style-name="P17">Workers must opt in to use shared memory (pragma, constructor flag, special module)</text:p>
              </text:list-item>
            </text:list>
            <text:p text:style-name="P17"/>
            <text:p text:style-name="P17">But how eff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not PJS?</text:p>
          </draw:text-box>
        </draw:frame>
        <draw:frame presentation:style-name="pr20" draw:layer="layout" svg:width="25.199cm" svg:height="15.351cm" svg:x="1.4cm" svg:y="4.914cm" presentation:class="outline" presentation:user-transformed="true">
          <draw:text-box>
            <text:p>PJS subset is hard to pin down</text:p>
            <text:list text:style-name="L2">
              <text:list-item>
                <text:p>hard to know what's effective</text:p>
              </text:list-item>
              <text:list-item>
                <text:p>impediment to portability, standardization</text:p>
              </text:list-item>
            </text:list>
            <text:p/>
            <text:p>“Casual” API does not provide speedup</text:p>
            <text:list text:continue-numbering="true" text:style-name="L2">
              <text:list-item>
                <text:p>overhead (recompile, gc, scheduling)</text:p>
              </text:list-item>
              <text:list-item>
                <text:p>granularity issues, lack of control</text:p>
              </text:list-item>
            </text:list>
            <text:p/>
            <text:p>Fixable? <text:s/>Maybe, but not obvious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nate designs (1)</text:p>
          </draw:text-box>
        </draw:frame>
        <draw:frame presentation:style-name="pr29" draw:layer="layout" svg:width="25.199cm" svg:height="12.592cm" svg:x="1.4cm" svg:y="4.914cm" presentation:class="outline" presentation:user-transformed="true">
          <draw:text-box>
            <text:p>Proper atomic cells or mutexes?</text:p>
            <text:p/>
            <text:p>Hard to reconcile with asm.js needs</text:p>
            <text:list text:style-name="L2">
              <text:list-item>
                <text:p>Atomic objects require some type of storage management and initialization</text:p>
              </text:list-item>
              <text:list-item>
                <text:p>Problematic for pthreads, C++11 atomic&lt;&gt;, as well as C11 atomics</text:p>
              </text:list-item>
              <text:list-item>
                <text:p>“Rich” features may serve fewer use c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ternate designs (2)</text:p>
          </draw:text-box>
        </draw:frame>
        <draw:frame presentation:style-name="pr30" draw:text-style-name="P4" draw:layer="layout" svg:width="25.199cm" svg:height="12.915cm" svg:x="1.4cm" svg:y="4.914cm" presentation:class="outline" presentation:user-transformed="true">
          <draw:text-box>
            <text:p>Avoid TypedArray, do something else:</text:p>
            <text:p/>
            <text:p><text:span text:style-name="T5"><text:s text:c="4"/></text:span><text:span text:style-name="T5">let s = new Shared(byteSize)</text:span></text:p>
            <text:p><text:span text:style-name="T5"><text:s text:c="4"/></text:span><text:span text:style-name="T5">let v = Shared.int32.load(s, 37)</text:span></text:p>
            <text:p><text:span text:style-name="T5"><text:s text:c="4"/></text:span><text:span text:style-name="T5">Shared.int32.store(s, 37, x)</text:span></text:p>
            <text:p/>
            <text:p>Somewhat verbose, user-hostile?</text:p>
            <text:p>Does not get rid of essential complexity: rac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3DT23H2M48S</meta:editing-duration>
    <meta:editing-cycles>126</meta:editing-cycles>
    <dc:date>2016-01-24T22:22:30.130042000</dc:date>
    <meta:generator>LibreOffice/5.0.1.2$MacOSX_X86_64 LibreOffice_project/81898c9f5c0d43f3473ba111d7b351050be20261</meta:generator>
    <meta:document-statistic meta:object-count="207"/>
  </office:meta>
</office:document-meta>
</file>